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1.868cm" fo:break-before="auto" style:use-optimal-row-height="false"/>
    </style:style>
    <style:style style:name="ro7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1.868cm" fo:break-before="auto" style:use-optimal-row-height="true"/>
    </style:style>
    <style:style style:name="ro8" style:family="table-row">
      <style:table-row-properties style:row-height="3.685cm" fo:break-before="auto" style:use-optimal-row-height="true"/>
    </style:style>
    <style:style style:name="ro10" style:family="table-row">
      <style:table-row-properties style:row-height="2.473cm" fo:break-before="auto" style:use-optimal-row-height="true"/>
    </style:style>
    <style:style style:name="ro14" style:family="table-row">
      <style:table-row-properties style:row-height="0.907cm" fo:break-before="auto" style:use-optimal-row-height="false"/>
    </style:style>
    <style:style style:name="ro15" style:family="table-row">
      <style:table-row-properties style:row-height="2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ext-properties fo:color="#000000"/>
    </style:style>
    <style:style style:name="ce10" style:family="table-cell" style:parent-style-name="Default">
      <style:text-properties fo:color="#579d1c"/>
    </style:style>
    <style:style style:name="ce11" style:family="table-cell" style:parent-style-name="Default">
      <style:text-properties fo:color="#00cc00"/>
    </style:style>
    <style:style style:name="ce12" style:family="table-cell" style:parent-style-name="Default">
      <style:text-properties fo:color="#66ff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8" style:family="table-cell" style:parent-style-name="Default">
      <style:text-properties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37"/>
    <style:style style:name="T1" style:family="text">
      <style:text-properties fo:font-size="11pt" style:font-size-asian="11pt" style:font-size-complex="11pt"/>
    </style:style>
  </office:automatic-styles>
  <office:body>
    <office:spreadsheet>
      <table:table table:name="généralités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GENERALITES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CLIMA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mpérature</text:p>
          </table:table-cell>
          <table:table-cell office:value-type="string">
            <text:p>20 °C</text:p>
          </table:table-cell>
          <table:table-cell office:value-type="string">
            <text:p>19.5 °C</text:p>
          </table:table-cell>
          <table:table-cell office:value-type="string">
            <text:p>16 °C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ensoleillement</text:p>
          </table:table-cell>
          <table:table-cell office:value-type="string">
            <text:p>faible (brouillard)</text:p>
          </table:table-cell>
          <table:table-cell office:value-type="string">
            <text:p>pas de nuages</text:p>
          </table:table-cell>
          <table:table-cell office:value-type="string">
            <text:p>brouillard, peu de nuages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antécédents</text:p>
          </table:table-cell>
          <table:table-cell office:value-type="string">
            <text:p>fortes pluies</text:p>
          </table:table-cell>
          <table:table-cell office:value-type="string">
            <text:p>beau temps</text:p>
          </table:table-cell>
          <table:table-cell office:value-type="string">
            <text:p>vent très violents de terre</text:p>
          </table:table-cell>
          <table:table-cell table:number-columns-repeated="1019"/>
        </table:table-row>
        <table:table-row table:style-name="ro1">
          <table:table-cell office:value-type="string">
            <text:p>MILIEU</text:p>
          </table:table-cell>
          <table:table-cell table:number-columns-repeated="1023"/>
        </table:table-row>
        <table:table-row table:style-name="ro9">
          <table:table-cell/>
          <table:table-cell office:value-type="string">
            <text:p>odeur</text:p>
          </table:table-cell>
          <table:table-cell office:value-type="string">
            <text:p>vase, malaïgue</text:p>
          </table:table-cell>
          <table:table-cell office:value-type="string">
            <text:p>neutre</text:p>
          </table:table-cell>
          <table:table-cell office:value-type="string">
            <text:p>maritime (cause brouillard)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couleurs</text:p>
          </table:table-cell>
          <table:table-cell office:value-type="string">
            <text:p>vert</text:p>
          </table:table-cell>
          <table:table-cell office:value-type="string">
            <text:p>Marron-jaune (dominant)</text:p>
          </table:table-cell>
          <table:table-cell office:value-type="string">
            <text:p>marr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ouge /jaune</text:p>
          </table:table-cell>
          <table:table-cell office:value-type="string">
            <text:p>rouge/vert</text:p>
          </table:table-cell>
          <table:table-cell office:value-type="string">
            <text:p>roux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Eau de l'étang</text:p>
          </table:table-cell>
          <table:table-cell office:value-type="string">
            <text:p>trouble</text:p>
          </table:table-cell>
          <table:table-cell table:number-columns-repeated="2" office:value-type="string">
            <text:p>limpide</text:p>
          </table:table-cell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hénologie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PHENOLOGIE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fourmis</text:p>
          </table:table-cell>
          <table:table-cell office:value-type="string">
            <text:p>active</text:p>
          </table:table-cell>
          <table:table-cell office:value-type="string">
            <text:p>absentes (sous terre)</text:p>
          </table:table-cell>
          <table:table-cell office:value-type="string">
            <text:p>absente(sous terre)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agglutinés en hauteur</text:p>
          </table:table-cell>
          <table:table-cell table:number-columns-repeated="2" office:value-type="string">
            <text:p>idem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soude</text:p>
          </table:table-cell>
          <table:table-cell office:value-type="string">
            <text:p>végète</text:p>
          </table:table-cell>
          <table:table-cell office:value-type="string">
            <text:p>végète/fleur/défloraison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salicorne</text:p>
          </table:table-cell>
          <table:table-cell office:value-type="string">
            <text:p>défloraison</text:p>
          </table:table-cell>
          <table:table-cell office:value-type="string">
            <text:p>végète/sec aux extrémités</text:p>
          </table:table-cell>
          <table:table-cell office:value-type="string">
            <text:p>végète/sec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en fleur</text:p>
          </table:table-cell>
          <table:table-cell office:value-type="string">
            <text:p>végète/fleur/défloraison</text:p>
          </table:table-cell>
          <table:table-cell office:value-type="string">
            <text:p>végète</text:p>
          </table:table-cell>
          <table:table-cell table:number-columns-repeated="1019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ombre" table:style-name="ta1" table:print="false">
        <table:table-column table:style-name="co1" table:number-columns-repeated="1024" table:default-cell-style-name="Default"/>
        <table:table-row table:style-name="ro1">
          <table:table-cell table:style-name="ce6" office:value-type="string" table:number-columns-spanned="4" table:number-rows-spanned="1">
            <text:p>OBSERVATIONS : NOMBRE</text:p>
          </table:table-cell>
          <table:covered-table-cell table:style-name="ce8"/>
          <table:covered-table-cell table:number-columns-repeated="2"/>
          <table:table-cell table:number-columns-repeated="1020"/>
        </table:table-row>
        <table:table-row table:style-name="ro1">
          <table:table-cell table:style-name="ce7" office:value-type="string">
            <text:p>date</text:p>
          </table:table-cell>
          <table:table-cell table:style-name="ce7"/>
          <table:table-cell table:style-name="ce9" office:value-type="date" office:date-value="2017-10-21">
            <text:p>21/10/17</text:p>
          </table:table-cell>
          <table:table-cell table:style-name="ce9" office:value-type="date" office:date-value="2017-11-19">
            <text:p>19/11/17</text:p>
          </table:table-cell>
          <table:table-cell table:number-columns-repeated="1020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menthe religieuse</text:p>
          </table:table-cell>
          <table:table-cell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cheron</text:p>
          </table:table-cell>
          <table:table-cell table:number-columns-repeated="3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uêp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ammare</text:p>
          </table:table-cell>
          <table:table-cell office:value-type="float" office:value="10">
            <text:p>1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uce de sable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ourmis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escargot</text:p>
          </table:table-cell>
          <table:table-cell table:number-columns-repeated="2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oissons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invertébrés aquatiques</text:p>
          </table:table-cell>
          <table:table-cell office:value-type="float" office:value="20">
            <text:p>20</text:p>
          </table:table-cell>
          <table:table-cell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moustique tigre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erce-orei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table:style-name="ce10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style-name="ce10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flamand rose</text:p>
          </table:table-cell>
          <table:table-cell table:style-name="ce10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geo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ineau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ie</text:p>
          </table:table-cell>
          <table:table-cell table:number-columns-repeated="2"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irondelle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mouette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rande aigret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*</text:p>
          </table:table-cell>
          <table:table-cell table:number-columns-repeated="1019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oude</text:p>
          </table:table-cell>
          <table:table-cell table:style-name="ce10" office:value-type="float" office:value="1">
            <text:p>1</text:p>
          </table:table-cell>
          <table:table-cell office:value-type="string" table:number-columns-spanned="2" table:number-rows-spanned="5">
            <text:p>se référer <text:s/>au tableau de la répartition en fonction de la distance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>
            <text:p>salicorne</text:p>
          </table:table-cell>
          <table:table-cell table:style-name="ce10" office:value-type="float" office:value="26">
            <text:p>26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obione</text:p>
          </table:table-cell>
          <table:table-cell table:style-name="ce10" office:value-type="float" office:value="12">
            <text:p>12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table:style-name="ce10" office:value-type="float" office:value="1">
            <text:p>1</text:p>
          </table:table-cell>
          <table:covered-table-cell table:number-columns-repeated="2"/>
          <table:table-cell table:number-columns-repeated="1019"/>
        </table:table-row>
        <table:table-row table:style-name="ro7">
          <table:table-cell/>
          <table:table-cell office:value-type="string">
            <text:p>graminées divers</text:p>
          </table:table-cell>
          <table:table-cell table:style-name="ce10" office:value-type="float" office:value="2">
            <text:p>2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RACE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abots</text:p>
          </table:table-cell>
          <table:table-cell office:value-type="float" office:value="10">
            <text:p>10</text:p>
          </table:table-cell>
          <table:table-cell office:value-type="string" table:number-columns-spanned="1" table:number-rows-spanned="3">
            <text:p>idem</text:p>
          </table:table-cell>
          <table:table-cell office:value-type="string">
            <text:p>chevaux et sabots fendu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pas</text:p>
          </table:table-cell>
          <table:table-cell office:value-type="float" office:value="20">
            <text:p>20</text:p>
          </table:table-cell>
          <table:covered-table-cell/>
          <table:table-cell office:value-type="string">
            <text:p>homme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hien</text:p>
          </table:table-cell>
          <table:table-cell office:value-type="float" office:value="5">
            <text:p>5</text:p>
          </table:table-cell>
          <table:covered-table-cell/>
          <table:table-cell office:value-type="string">
            <text:p>3 races différentes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abitat" table:style-name="ta1" table:print="false">
        <table:table-column table:style-name="co1" table:number-columns-repeated="1024" table:default-cell-style-name="ce3"/>
        <table:table-row table:style-name="ro1">
          <table:table-cell table:style-name="ce1" office:value-type="string" table:number-columns-spanned="4" table:number-rows-spanned="1">
            <text:p>OBSERVATIONS : HABITAT</text:p>
          </table:table-cell>
          <table:covered-table-cell table:style-name="ce4"/>
          <table:covered-table-cell table:number-columns-repeated="2"/>
          <table:table-cell table:number-columns-repeated="1020"/>
        </table:table-row>
        <table:table-row table:style-name="ro2">
          <table:table-cell table:style-name="ce2" office:value-type="string">
            <text:p>date</text:p>
          </table:table-cell>
          <table:table-cell table:style-name="ce2"/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19"/>
        </table:table-row>
        <table:table-row table:style-name="ro1">
          <table:table-cell office:value-type="string">
            <text:p>ANIMAUX</text:p>
          </table:table-cell>
          <table:table-cell table:number-columns-repeated="1023"/>
        </table:table-row>
        <table:table-row table:style-name="ro7">
          <table:table-cell table:style-name="Default"/>
          <table:table-cell table:style-name="Default" office:value-type="string">
            <text:p>mante religieuse</text:p>
          </table:table-cell>
          <table:table-cell table:style-name="Default"/>
          <table:table-cell office:value-type="string">
            <text:p>isolé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raignée</text:p>
          </table:table-cell>
          <table:table-cell office:value-type="string">
            <text:p>isolé</text:p>
          </table:table-cell>
          <table:table-cell/>
          <table:table-cell office:value-type="string">
            <text:p>group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mmar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puce de sabl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fourmis</text:p>
          </table:table-cell>
          <table:table-cell office:value-type="string">
            <text:p>regroupé, organis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scargot</text:p>
          </table:table-cell>
          <table:table-cell office:value-type="string">
            <text:p>regroupé, collé</text:p>
          </table:table-cell>
          <table:table-cell/>
          <table:table-cell office:value-type="string">
            <text:p>isol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humains</text:p>
          </table:table-cell>
          <table:table-cell table:number-columns-repeated="3" office:value-type="string">
            <text:p>regroupé</text:p>
          </table:table-cell>
          <table:table-cell table:number-columns-repeated="1019"/>
        </table:table-row>
        <table:table-row table:style-name="ro1">
          <table:table-cell office:value-type="string">
            <text:p>oiseaux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rmorans</text:p>
          </table:table-cell>
          <table:table-cell office:value-type="string">
            <text:p>regroupé</text:p>
          </table:table-cell>
          <table:table-cell office:value-type="string">
            <text:p>regroupés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goéland</text:p>
          </table:table-cell>
          <table:table-cell table:number-columns-repeated="3" office:value-type="string">
            <text:p>isolé, en vol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flamand rose</text:p>
          </table:table-cell>
          <table:table-cell table:number-columns-repeated="2" office:value-type="string">
            <text:p>regroupés</text:p>
          </table:table-cell>
          <table:table-cell office:value-type="string">
            <text:p>regroupé (danse nuptiale !! &lt;3 &lt;3 crac crac boum boum)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geon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ineau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ie</text:p>
          </table:table-cell>
          <table:table-cell office:value-type="string">
            <text:p>isolé</text:p>
          </table:table-cell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irondelle</text:p>
          </table:table-cell>
          <table:table-cell office:value-type="string">
            <text:p>isolé, en vol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uette</text:p>
          </table:table-cell>
          <table:table-cell office:value-type="string">
            <text:p>isolé, en vol</text:p>
          </table:table-cell>
          <table:table-cell/>
          <table:table-cell office:value-type="string">
            <text:p>isolé, sur l'eau en vol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igrette garzette</text:p>
          </table:table-cell>
          <table:table-cell office:value-type="string">
            <text:p>isolé</text:p>
          </table:table-cell>
          <table:table-cell/>
          <table:table-cell office:value-type="string">
            <text:p>isolées, en vol</text:p>
          </table:table-cell>
          <table:table-cell table:number-columns-repeated="1019"/>
        </table:table-row>
        <table:table-row table:style-name="ro7">
          <table:table-cell table:style-name="Default"/>
          <table:table-cell table:style-name="Default" office:value-type="string">
            <text:p>grande aigrette</text:p>
          </table:table-cell>
          <table:table-cell table:style-name="Default"/>
          <table:table-cell office:value-type="string">
            <text:p>isolée</text:p>
          </table:table-cell>
          <table:table-cell table:number-columns-repeated="1020"/>
        </table:table-row>
        <table:table-row table:style-name="ro1">
          <table:table-cell office:value-type="string">
            <text:p>PLANTE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soude</text:p>
          </table:table-cell>
          <table:table-cell office:value-type="string">
            <text:p>isolé (seulement 1 pied)</text:p>
          </table:table-cell>
          <table:table-cell office:value-type="string">
            <text:p>continue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alicorne</text:p>
          </table:table-cell>
          <table:table-cell office:value-type="string">
            <text:p>continu</text:p>
          </table:table-cell>
          <table:table-cell table:number-columns-repeated="2" office:value-type="string">
            <text:p>continu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obione</text:p>
          </table:table-cell>
          <table:table-cell office:value-type="string">
            <text:p>dispersé</text:p>
          </table:table-cell>
          <table:table-cell table:number-columns-repeated="2" office:value-type="string">
            <text:p>tendance isolée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pergulaire marginée</text:p>
          </table:table-cell>
          <table:table-cell office:value-type="string">
            <text:p>regroupé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raminées divers</text:p>
          </table:table-cell>
          <table:table-cell table:number-columns-repeated="2" office:value-type="string">
            <text:p>isolé</text:p>
          </table:table-cell>
          <table:table-cell office:value-type="string">
            <text:p>regroupé</text:p>
          </table:table-cell>
          <table:table-cell table:number-columns-repeated="1019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ctivité humain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7">
          <table:table-cell table:style-name="ce1" office:value-type="string" table:number-columns-spanned="3" table:number-rows-spanned="1">
            <text:p>OBSERVATIONS : ACTIVITE HUMAINE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 table:style-name="Default"/>
          <table:table-cell office:value-type="string">
            <text:p>présence humaine</text:p>
          </table:table-cell>
          <table:table-cell office:value-type="string" table:number-columns-spanned="1" table:number-rows-spanned="6">
            <text:p>idem avec tout de même moins de déchets</text:p>
          </table:table-cell>
          <table:table-cell office:value-type="string" table:number-columns-spanned="1" table:number-rows-spanned="6">
            <text:p>idem avec tout de même moins de déchets et de nouvelles trac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lôture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covered-table-cell table:number-columns-repeated="2"/>
          <table:table-cell table:number-columns-repeated="1020"/>
        </table:table-row>
        <table:table-row table:style-name="ro9">
          <table:table-cell/>
          <table:table-cell office:value-type="string">
            <text:p>déjections canines et hippiques</text:p>
          </table:table-cell>
          <table:covered-table-cell table:number-columns-repeated="2"/>
          <table:table-cell table:number-columns-repeated="1020"/>
        </table:table-row>
        <table:table-row table:style-name="ro7">
          <table:table-cell/>
          <table:table-cell office:value-type="string">
            <text:p>déchets plastiques</text:p>
          </table:table-cell>
          <table:covered-table-cell table:number-columns-repeated="2"/>
          <table:table-cell table:number-columns-repeated="1020"/>
        </table:table-row>
        <table:table-row table:style-name="ro10">
          <table:table-cell/>
          <table:table-cell office:value-type="string">
            <text:p>morceaux de bois (manufacturés)</text:p>
          </table:table-cell>
          <table:covered-table-cell table:number-columns-repeated="2"/>
          <table:table-cell table:number-columns-repeated="1020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ac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 : EMPREINTES</text:p>
          </table:table-cell>
          <table:covered-table-cell table:number-columns-repeated="2"/>
          <table:table-cell table:number-columns-repeated="1021"/>
        </table:table-row>
        <table:table-row table:style-name="ro14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ce de pas</text:p>
          </table:table-cell>
          <table:table-cell office:value-type="string" table:number-columns-spanned="1" table:number-rows-spanned="3">
            <text:p>idem</text:p>
          </table:table-cell>
          <table:table-cell office:value-type="string" table:number-columns-spanned="1" table:number-rows-spanned="3">
            <text:p>idem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bots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chiens</text:p>
          </table:table-cell>
          <table:covered-table-cell table:number-columns-repeated="2"/>
          <table:table-cell table:number-columns-repeated="1020"/>
        </table:table-row>
        <table:table-row table:style-name="ro15">
          <table:table-cell table:number-columns-repeated="3"/>
          <table:table-cell office:value-type="string">
            <text:p>sabots fendus <text:span text:style-name="T1">(probablement </text:span><text:span text:style-name="T1">de marcassins)</text:span></text:p>
          </table:table-cell>
          <table:table-cell table:number-columns-repeated="102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utre" table:style-name="ta1" table:print="false"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OBSERVATIONS DIVERSE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>
            <text:p>date</text:p>
          </table:table-cell>
          <table:table-cell table:style-name="ce5" office:value-type="date" office:date-value="2017-10-21">
            <text:p>21/10/17</text:p>
          </table:table-cell>
          <table:table-cell table:style-name="ce5" office:value-type="date" office:date-value="2017-11-19">
            <text:p>19/11/17</text:p>
          </table:table-cell>
          <table:table-cell table:style-name="ce5" office:value-type="date" office:date-value="2018-01-05">
            <text:p>05/01/18</text:p>
          </table:table-cell>
          <table:table-cell table:number-columns-repeated="1020"/>
        </table:table-row>
        <table:table-row table:style-name="ro5">
          <table:table-cell/>
          <table:table-cell table:style-name="Default" office:value-type="string">
            <text:p>débris de coquillages</text:p>
          </table:table-cell>
          <table:table-cell table:number-columns-repeated="2"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algues</text:p>
          </table:table-cell>
          <table:table-cell office:value-type="string">
            <text:p>moins</text:p>
          </table:table-cell>
          <table:table-cell office:value-type="string">
            <text:p>idem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oue</text:p>
          </table:table-cell>
          <table:table-cell table:number-columns-repeated="2" office:value-type="string">
            <text:p>moi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ol racineux</text:p>
          </table:table-cell>
          <table:table-cell table:number-columns-repeated="1021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23/01/2018</text:date>, <text:time>21:4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0:32:01.28</meta:creation-date>
    <dc:date>2018-01-23T21:43:13.05</dc:date>
    <meta:editing-duration>P1DT2H45M7S</meta:editing-duration>
    <meta:editing-cycles>18</meta:editing-cycles>
    <meta:generator>OpenOffice/4.1.3$Win32 OpenOffice.org_project/413m1$Build-9783</meta:generator>
    <dc:creator>Silène Godard-Cadillac</dc:creator>
    <meta:document-statistic meta:table-count="7" meta:cell-count="294" meta:object-count="0"/>
  </office:meta>
</office:document-meta>
</file>